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98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1.1283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2"/>
    <style:style style:name="ce4" style:family="table-cell" style:parent-style-name="Excel_20_Built-in_20_Normal" style:data-style-name="N118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4" style:apply-style-name="ConditionalStyle_5f_1" style:base-cell-address="Sheet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office:value-type="string">
            <text:p>Question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/>
          <table:table-cell table:style-name="ce1" office:value-type="string">
            <text:p>Total</text:p>
          </table:table-cell>
          <table:table-cell office:value-type="string">
            <text:p>UnroundedNote</text:p>
          </table:table-cell>
          <table:table-cell table:style-name="ce1" office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>
            <text:p>Weights</text:p>
          </table:table-cell>
          <table:table-cell table:number-columns-repeated="2" table:style-name="ce2"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Marks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uden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bert.enst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/>
          <table:table-cell table:style-name="ce3" table:formula="of:=SUMPRODUCT([.B6:.C6]; [.$B$11:.$C$11])" office:value-type="float" office:value="0.5">
            <text:p>0.50</text:p>
          </table:table-cell>
          <table:table-cell table:style-name="ce3" table:formula="of:=POWER([.E6];1.3)*4.8+1.3" office:value-type="float" office:value="3.24940575125497">
            <text:p>3.25</text:p>
          </table:table-cell>
          <table:table-cell table:style-name="ce4" table:formula="of:=MAX(1.5; MIN(6; ROUND([.F6]*2; 0)/2))" office:value-type="float" office:value="3">
            <text:p>3.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richard.fynm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/>
          <table:table-cell table:style-name="ce3" table:formula="of:=SUMPRODUCT([.B7:.C7]; [.$B$11:.$C$11])" office:value-type="float" office:value="0.6">
            <text:p>0.60</text:p>
          </table:table-cell>
          <table:table-cell table:style-name="ce3" table:formula="of:=POWER([.E7];1.3)*4.8+1.3" office:value-type="float" office:value="3.77080153727899">
            <text:p>3.77</text:p>
          </table:table-cell>
          <table:table-cell table:style-name="ce4" table:formula="of:=MAX(1.5; MIN(6; ROUND([.F7]*2; 0)/2))" office:value-type="float" office:value="4">
            <text:p>4.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abriel.crm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/>
          <table:table-cell table:style-name="ce3" table:formula="of:=SUMPRODUCT([.B8:.C8]; [.$B$11:.$C$11])" office:value-type="float" office:value="0.7">
            <text:p>0.70</text:p>
          </table:table-cell>
          <table:table-cell table:style-name="ce3" table:formula="of:=POWER([.E8];1.3)*4.8+1.3" office:value-type="float" office:value="4.31903876441655">
            <text:p>4.32</text:p>
          </table:table-cell>
          <table:table-cell table:style-name="ce4" table:formula="of:=MAX(1.5; MIN(6; ROUND([.F8]*2; 0)/2))" office:value-type="float" office:value="4.5">
            <text:p>4.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arie.c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/>
          <table:table-cell table:style-name="ce3" table:formula="of:=SUMPRODUCT([.B9:.C9]; [.$B$11:.$C$11])" office:value-type="float" office:value="0.4">
            <text:p>0.40</text:p>
          </table:table-cell>
          <table:table-cell table:style-name="ce3" table:formula="of:=POWER([.E9];1.3)*4.8+1.3" office:value-type="float" office:value="2.75854296243016">
            <text:p>2.76</text:p>
          </table:table-cell>
          <table:table-cell table:style-name="ce4" table:formula="of:=MAX(1.5; MIN(6; ROUND([.F9]*2; 0)/2))" office:value-type="float" office:value="3">
            <text:p>3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orking</text:p>
          </table:table-cell>
          <table:table-cell table:style-name="ce3" table:formula="of:=IF([.B3]&gt;0; [.B2]/[.B3]; 0)" office:value-type="float" office:value="0.1">
            <text:p>0.10</text:p>
          </table:table-cell>
          <table:table-cell table:style-name="ce3" table:formula="of:=IF([.C3]&gt;0; [.C2]/[.C3]; 0)" office:value-type="float" office:value="0.1">
            <text:p>0.1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1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5">04/15/2023</text:date>, <text:time>11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5T11:34:56</dc:date>
    <dc:creator>Dan Jane</dc:creator>
    <meta:generator>OpenOffice/4.1.13$Unix OpenOffice.org_project/4113m1$Build-9810</meta:generator>
    <meta:editing-duration>PT2M3S</meta:editing-duration>
    <meta:editing-cycles>3</meta:editing-cycles>
    <meta:document-statistic meta:table-count="1" meta:cell-count="40" meta:object-count="0"/>
  </office:meta>
</office:document-meta>
</file>